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otted" svg:stroke-width="0.05cm" draw:marker-start-width="0.08cm" draw:marker-end="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08cm" draw:marker-end="" draw:marker-end-width="0.0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08cm" draw:marker-end="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08cm" draw:marker-end="Arrow" draw:marker-end-width="0.0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.8cm" svg:y1="17.4cm" svg:x2="20.2cm" svg:y2="17.4cm">
          <text:p/>
        </draw:line>
        <draw:line draw:style-name="gr2" draw:text-style-name="P1" draw:layer="layout" svg:x1="4.85cm" svg:y1="17.4cm" svg:x2="4.9cm" svg:y2="8.6cm">
          <text:p/>
        </draw:line>
        <draw:line draw:style-name="gr3" draw:text-style-name="P1" draw:layer="layout" svg:x1="4.9cm" svg:y1="9.4cm" svg:x2="19.2cm" svg:y2="9.4cm">
          <text:p/>
        </draw:line>
        <draw:line draw:style-name="gr3" draw:text-style-name="P1" draw:layer="layout" svg:x1="4.899cm" svg:y1="10.999cm" svg:x2="19.2cm" svg:y2="11cm">
          <text:p/>
        </draw:line>
        <draw:line draw:style-name="gr3" draw:text-style-name="P1" draw:layer="layout" svg:x1="4.9cm" svg:y1="12.6cm" svg:x2="19.2cm" svg:y2="12.599cm">
          <text:p/>
        </draw:line>
        <draw:line draw:style-name="gr3" draw:text-style-name="P1" draw:layer="layout" svg:x1="4.899cm" svg:y1="14.199cm" svg:x2="19.2cm" svg:y2="14.199cm">
          <text:p/>
        </draw:line>
        <draw:line draw:style-name="gr3" draw:text-style-name="P1" draw:layer="layout" svg:x1="4.899cm" svg:y1="15.799cm" svg:x2="19.2cm" svg:y2="15.799cm">
          <text:p/>
        </draw:line>
        <draw:line draw:style-name="gr4" draw:text-style-name="P1" draw:layer="layout" svg:x1="6.399cm" svg:y1="9.4cm" svg:x2="6.399cm" svg:y2="17.447cm">
          <text:p/>
        </draw:line>
        <draw:line draw:style-name="gr4" draw:text-style-name="P1" draw:layer="layout" svg:x1="7.898cm" svg:y1="9.4cm" svg:x2="7.898cm" svg:y2="17.447cm">
          <text:p/>
        </draw:line>
        <draw:line draw:style-name="gr4" draw:text-style-name="P1" draw:layer="layout" svg:x1="8.597cm" svg:y1="9.4cm" svg:x2="8.597cm" svg:y2="17.447cm">
          <text:p/>
        </draw:line>
        <draw:line draw:style-name="gr4" draw:text-style-name="P1" draw:layer="layout" svg:x1="8.996cm" svg:y1="9.4cm" svg:x2="8.996cm" svg:y2="17.447cm">
          <text:p/>
        </draw:line>
        <draw:line draw:style-name="gr4" draw:text-style-name="P1" draw:layer="layout" svg:x1="9.395cm" svg:y1="9.4cm" svg:x2="9.395cm" svg:y2="17.447cm">
          <text:p/>
        </draw:line>
        <draw:line draw:style-name="gr4" draw:text-style-name="P1" draw:layer="layout" svg:x1="10.394cm" svg:y1="9.4cm" svg:x2="10.394cm" svg:y2="17.447cm">
          <text:p/>
        </draw:line>
        <draw:line draw:style-name="gr4" draw:text-style-name="P1" draw:layer="layout" svg:x1="12.493cm" svg:y1="9.4cm" svg:x2="12.493cm" svg:y2="17.447cm">
          <text:p/>
        </draw:line>
        <draw:line draw:style-name="gr4" draw:text-style-name="P1" draw:layer="layout" svg:x1="14.592cm" svg:y1="9.4cm" svg:x2="14.592cm" svg:y2="17.447cm">
          <text:p/>
        </draw:line>
        <draw:line draw:style-name="gr4" draw:text-style-name="P1" draw:layer="layout" svg:x1="14.991cm" svg:y1="9.4cm" svg:x2="14.991cm" svg:y2="17.447cm">
          <text:p/>
        </draw:line>
        <draw:line draw:style-name="gr4" draw:text-style-name="P1" draw:layer="layout" svg:x1="15.29cm" svg:y1="9.4cm" svg:x2="15.29cm" svg:y2="17.447cm">
          <text:p/>
        </draw:line>
        <draw:line draw:style-name="gr4" draw:text-style-name="P1" draw:layer="layout" svg:x1="15.589cm" svg:y1="9.4cm" svg:x2="15.589cm" svg:y2="17.447cm">
          <text:p/>
        </draw:line>
        <draw:line draw:style-name="gr4" draw:text-style-name="P1" draw:layer="layout" svg:x1="17.188cm" svg:y1="9.4cm" svg:x2="17.188cm" svg:y2="17.447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line draw:style-name="gr1" draw:text-style-name="P1" draw:layer="layout" svg:x1="4.75cm" svg:y1="17.351cm" svg:x2="20.15cm" svg:y2="17.351cm">
          <text:p/>
        </draw:line>
        <draw:line draw:style-name="gr2" draw:text-style-name="P1" draw:layer="layout" svg:x1="4.8cm" svg:y1="17.351cm" svg:x2="4.85cm" svg:y2="8.551cm">
          <text:p/>
        </draw:line>
        <draw:line draw:style-name="gr6" draw:text-style-name="P1" draw:layer="layout" svg:x1="4.849cm" svg:y1="11.75cm" svg:x2="19.15cm" svg:y2="11.751cm">
          <text:p/>
        </draw:line>
        <draw:line draw:style-name="gr6" draw:text-style-name="P1" draw:layer="layout" svg:x1="4.849cm" svg:y1="14.95cm" svg:x2="19.15cm" svg:y2="14.95cm">
          <text:p/>
        </draw:line>
        <draw:line draw:style-name="gr7" draw:text-style-name="P1" draw:layer="layout" svg:x1="17.187cm" svg:y1="9.3cm" svg:x2="17.187cm" svg:y2="10.85cm">
          <text:p/>
        </draw:line>
        <draw:line draw:style-name="gr7" draw:text-style-name="P1" draw:layer="layout" svg:x1="14.486cm" svg:y1="9.299cm" svg:x2="14.486cm" svg:y2="10.849cm">
          <text:p/>
        </draw:line>
        <draw:line draw:style-name="gr7" draw:text-style-name="P1" draw:layer="layout" svg:x1="11.985cm" svg:y1="9.298cm" svg:x2="11.985cm" svg:y2="10.848cm">
          <text:p/>
        </draw:line>
        <draw:line draw:style-name="gr7" draw:text-style-name="P1" draw:layer="layout" svg:x1="9.483cm" svg:y1="9.296cm" svg:x2="9.483cm" svg:y2="10.846cm">
          <text:p/>
        </draw:line>
        <draw:line draw:style-name="gr7" draw:text-style-name="P1" draw:layer="layout" svg:x1="7.182cm" svg:y1="9.295cm" svg:x2="7.182cm" svg:y2="10.845cm">
          <text:p/>
        </draw:line>
        <draw:line draw:style-name="gr7" draw:text-style-name="P1" draw:layer="layout" svg:x1="5.981cm" svg:y1="9.294cm" svg:x2="5.981cm" svg:y2="10.844cm">
          <text:p/>
        </draw:line>
        <draw:line draw:style-name="gr7" draw:text-style-name="P1" draw:layer="layout" svg:x1="6.48cm" svg:y1="10.893cm" svg:x2="6.48cm" svg:y2="12.443cm">
          <text:p/>
        </draw:line>
        <draw:line draw:style-name="gr7" draw:text-style-name="P1" draw:layer="layout" svg:x1="7.779cm" svg:y1="10.892cm" svg:x2="7.779cm" svg:y2="12.442cm">
          <text:p/>
        </draw:line>
        <draw:line draw:style-name="gr7" draw:text-style-name="P1" draw:layer="layout" svg:x1="10.878cm" svg:y1="10.891cm" svg:x2="10.878cm" svg:y2="12.441cm">
          <text:p/>
        </draw:line>
        <draw:line draw:style-name="gr7" draw:text-style-name="P1" draw:layer="layout" svg:x1="13.777cm" svg:y1="10.89cm" svg:x2="13.777cm" svg:y2="12.44cm">
          <text:p/>
        </draw:line>
        <draw:line draw:style-name="gr7" draw:text-style-name="P1" draw:layer="layout" svg:x1="17.876cm" svg:y1="10.889cm" svg:x2="17.876cm" svg:y2="12.439cm">
          <text:p/>
        </draw:line>
        <draw:line draw:style-name="gr7" draw:text-style-name="P1" draw:layer="layout" svg:x1="5.479cm" svg:y1="12.492cm" svg:x2="5.479cm" svg:y2="14.042cm">
          <text:p/>
        </draw:line>
        <draw:line draw:style-name="gr7" draw:text-style-name="P1" draw:layer="layout" svg:x1="6.278cm" svg:y1="12.491cm" svg:x2="6.278cm" svg:y2="14.041cm">
          <text:p/>
        </draw:line>
        <draw:line draw:style-name="gr7" draw:text-style-name="P1" draw:layer="layout" svg:x1="6.977cm" svg:y1="12.49cm" svg:x2="6.977cm" svg:y2="14.04cm">
          <text:p/>
        </draw:line>
        <draw:line draw:style-name="gr7" draw:text-style-name="P1" draw:layer="layout" svg:x1="7.376cm" svg:y1="12.489cm" svg:x2="7.376cm" svg:y2="14.039cm">
          <text:p/>
        </draw:line>
        <draw:line draw:style-name="gr7" draw:text-style-name="P1" draw:layer="layout" svg:x1="7.675cm" svg:y1="12.488cm" svg:x2="7.675cm" svg:y2="14.038cm">
          <text:p/>
        </draw:line>
        <draw:line draw:style-name="gr7" draw:text-style-name="P1" draw:layer="layout" svg:x1="8.474cm" svg:y1="12.487cm" svg:x2="8.474cm" svg:y2="14.037cm">
          <text:p/>
        </draw:line>
        <draw:line draw:style-name="gr7" draw:text-style-name="P1" draw:layer="layout" svg:x1="9.973cm" svg:y1="12.486cm" svg:x2="9.973cm" svg:y2="14.036cm">
          <text:p/>
        </draw:line>
        <draw:line draw:style-name="gr7" draw:text-style-name="P1" draw:layer="layout" svg:x1="11.872cm" svg:y1="12.485cm" svg:x2="11.872cm" svg:y2="14.035cm">
          <text:p/>
        </draw:line>
        <draw:line draw:style-name="gr7" draw:text-style-name="P1" draw:layer="layout" svg:x1="14.571cm" svg:y1="12.484cm" svg:x2="14.571cm" svg:y2="14.034cm">
          <text:p/>
        </draw:line>
        <draw:line draw:style-name="gr7" draw:text-style-name="P1" draw:layer="layout" svg:x1="14.97cm" svg:y1="12.483cm" svg:x2="14.97cm" svg:y2="14.033cm">
          <text:p/>
        </draw:line>
        <draw:line draw:style-name="gr7" draw:text-style-name="P1" draw:layer="layout" svg:x1="15.269cm" svg:y1="12.482cm" svg:x2="15.269cm" svg:y2="14.032cm">
          <text:p/>
        </draw:line>
        <draw:line draw:style-name="gr7" draw:text-style-name="P1" draw:layer="layout" svg:x1="15.568cm" svg:y1="12.481cm" svg:x2="15.568cm" svg:y2="14.031cm">
          <text:p/>
        </draw:line>
        <draw:line draw:style-name="gr7" draw:text-style-name="P1" draw:layer="layout" svg:x1="15.867cm" svg:y1="12.48cm" svg:x2="15.867cm" svg:y2="14.03cm">
          <text:p/>
        </draw:line>
        <draw:line draw:style-name="gr7" draw:text-style-name="P1" draw:layer="layout" svg:x1="15.866cm" svg:y1="12.479cm" svg:x2="15.866cm" svg:y2="14.029cm">
          <text:p/>
        </draw:line>
        <draw:line draw:style-name="gr7" draw:text-style-name="P1" draw:layer="layout" svg:x1="16.765cm" svg:y1="12.478cm" svg:x2="16.765cm" svg:y2="14.028cm">
          <text:p/>
        </draw:line>
        <draw:line draw:style-name="gr7" draw:text-style-name="P1" draw:layer="layout" svg:x1="18.164cm" svg:y1="12.477cm" svg:x2="18.164cm" svg:y2="14.027cm">
          <text:p/>
        </draw:line>
        <draw:line draw:style-name="gr7" draw:text-style-name="P1" draw:layer="layout" svg:x1="17.186cm" svg:y1="14.099cm" svg:x2="17.186cm" svg:y2="15.649cm">
          <text:p/>
        </draw:line>
        <draw:line draw:style-name="gr7" draw:text-style-name="P1" draw:layer="layout" svg:x1="14.485cm" svg:y1="14.098cm" svg:x2="14.485cm" svg:y2="15.648cm">
          <text:p/>
        </draw:line>
        <draw:line draw:style-name="gr7" draw:text-style-name="P1" draw:layer="layout" svg:x1="11.382cm" svg:y1="14.095cm" svg:x2="11.382cm" svg:y2="15.645cm">
          <text:p/>
        </draw:line>
        <draw:line draw:style-name="gr7" draw:text-style-name="P1" draw:layer="layout" svg:x1="8.581cm" svg:y1="14.094cm" svg:x2="8.581cm" svg:y2="15.644cm">
          <text:p/>
        </draw:line>
        <draw:line draw:style-name="gr7" draw:text-style-name="P1" draw:layer="layout" svg:x1="5.98cm" svg:y1="14.093cm" svg:x2="5.98cm" svg:y2="15.643cm">
          <text:p/>
        </draw:line>
        <draw:line draw:style-name="gr7" draw:text-style-name="P1" draw:layer="layout" svg:x1="5.479cm" svg:y1="15.792cm" svg:x2="5.479cm" svg:y2="17.342cm">
          <text:p/>
        </draw:line>
        <draw:line draw:style-name="gr7" draw:text-style-name="P1" draw:layer="layout" svg:x1="6.478cm" svg:y1="15.791cm" svg:x2="6.478cm" svg:y2="17.341cm">
          <text:p/>
        </draw:line>
        <draw:line draw:style-name="gr7" draw:text-style-name="P1" draw:layer="layout" svg:x1="7.177cm" svg:y1="15.79cm" svg:x2="7.177cm" svg:y2="17.34cm">
          <text:p/>
        </draw:line>
        <draw:line draw:style-name="gr7" draw:text-style-name="P1" draw:layer="layout" svg:x1="7.376cm" svg:y1="15.789cm" svg:x2="7.376cm" svg:y2="17.339cm">
          <text:p/>
        </draw:line>
        <draw:line draw:style-name="gr7" draw:text-style-name="P1" draw:layer="layout" svg:x1="7.675cm" svg:y1="15.788cm" svg:x2="7.675cm" svg:y2="17.338cm">
          <text:p/>
        </draw:line>
        <draw:line draw:style-name="gr7" draw:text-style-name="P1" draw:layer="layout" svg:x1="7.874cm" svg:y1="15.787cm" svg:x2="7.874cm" svg:y2="17.337cm">
          <text:p/>
        </draw:line>
        <draw:line draw:style-name="gr7" draw:text-style-name="P1" draw:layer="layout" svg:x1="9.073cm" svg:y1="15.786cm" svg:x2="9.073cm" svg:y2="17.336cm">
          <text:p/>
        </draw:line>
        <draw:line draw:style-name="gr7" draw:text-style-name="P1" draw:layer="layout" svg:x1="12.072cm" svg:y1="15.785cm" svg:x2="12.072cm" svg:y2="17.335cm">
          <text:p/>
        </draw:line>
        <draw:line draw:style-name="gr7" draw:text-style-name="P1" draw:layer="layout" svg:x1="12.271cm" svg:y1="15.784cm" svg:x2="12.271cm" svg:y2="17.334cm">
          <text:p/>
        </draw:line>
        <draw:line draw:style-name="gr7" draw:text-style-name="P1" draw:layer="layout" svg:x1="14.17cm" svg:y1="15.783cm" svg:x2="14.17cm" svg:y2="17.333cm">
          <text:p/>
        </draw:line>
        <draw:line draw:style-name="gr7" draw:text-style-name="P1" draw:layer="layout" svg:x1="15.469cm" svg:y1="15.782cm" svg:x2="15.469cm" svg:y2="17.332cm">
          <text:p/>
        </draw:line>
        <draw:line draw:style-name="gr7" draw:text-style-name="P1" draw:layer="layout" svg:x1="15.668cm" svg:y1="15.781cm" svg:x2="15.668cm" svg:y2="17.331cm">
          <text:p/>
        </draw:line>
        <draw:line draw:style-name="gr7" draw:text-style-name="P1" draw:layer="layout" svg:x1="15.468cm" svg:y1="15.781cm" svg:x2="15.468cm" svg:y2="17.331cm">
          <text:p/>
        </draw:line>
        <draw:line draw:style-name="gr7" draw:text-style-name="P1" draw:layer="layout" svg:x1="15.867cm" svg:y1="15.78cm" svg:x2="15.867cm" svg:y2="17.33cm">
          <text:p/>
        </draw:line>
        <draw:line draw:style-name="gr7" draw:text-style-name="P1" draw:layer="layout" svg:x1="17.666cm" svg:y1="15.779cm" svg:x2="17.666cm" svg:y2="17.329cm">
          <text:p/>
        </draw:line>
        <draw:line draw:style-name="gr8" draw:text-style-name="P1" draw:layer="layout" svg:x1="4.825cm" svg:y1="12.511cm" svg:x2="19.126cm" svg:y2="12.512cm">
          <text:p/>
        </draw:line>
        <draw:line draw:style-name="gr6" draw:text-style-name="P1" draw:layer="layout" svg:x1="4.825cm" svg:y1="13.31cm" svg:x2="19.126cm" svg:y2="13.31cm">
          <text:p/>
        </draw:line>
        <draw:line draw:style-name="gr8" draw:text-style-name="P1" draw:layer="layout" svg:x1="4.801cm" svg:y1="10.887cm" svg:x2="19.102cm" svg:y2="10.888cm">
          <text:p/>
        </draw:line>
        <draw:line draw:style-name="gr8" draw:text-style-name="P1" draw:layer="layout" svg:x1="4.777cm" svg:y1="14.063cm" svg:x2="19.078cm" svg:y2="14.064cm">
          <text:p/>
        </draw:line>
        <draw:line draw:style-name="gr8" draw:text-style-name="P1" draw:layer="layout" svg:x1="4.753cm" svg:y1="15.739cm" svg:x2="19.054cm" svg:y2="15.74cm">
          <text:p/>
        </draw:line>
        <draw:line draw:style-name="gr8" draw:text-style-name="P1" draw:layer="layout" svg:x1="4.729cm" svg:y1="17.315cm" svg:x2="19.03cm" svg:y2="17.316cm">
          <text:p/>
        </draw:line>
        <draw:line draw:style-name="gr6" draw:text-style-name="P1" draw:layer="layout" svg:x1="4.825cm" svg:y1="16.61cm" svg:x2="19.126cm" svg:y2="16.61cm">
          <text:p/>
        </draw:line>
        <draw:line draw:style-name="gr8" draw:text-style-name="P1" draw:layer="layout" svg:x1="4.777cm" svg:y1="9.363cm" svg:x2="19.078cm" svg:y2="9.364cm">
          <text:p/>
        </draw:line>
        <draw:line draw:style-name="gr6" draw:text-style-name="P1" draw:layer="layout" svg:x1="4.825cm" svg:y1="10.111cm" svg:x2="19.126cm" svg:y2="10.112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line draw:style-name="gr1" draw:text-style-name="P1" draw:layer="layout" svg:x1="4.75cm" svg:y1="17.351cm" svg:x2="20.15cm" svg:y2="17.351cm">
          <text:p/>
        </draw:line>
        <draw:line draw:style-name="gr2" draw:text-style-name="P1" draw:layer="layout" svg:x1="4.8cm" svg:y1="17.351cm" svg:x2="4.85cm" svg:y2="8.551cm">
          <text:p/>
        </draw:line>
        <draw:line draw:style-name="gr6" draw:text-style-name="P1" draw:layer="layout" svg:x1="4.849cm" svg:y1="11.75cm" svg:x2="19.15cm" svg:y2="11.751cm">
          <text:p/>
        </draw:line>
        <draw:line draw:style-name="gr6" draw:text-style-name="P1" draw:layer="layout" svg:x1="4.849cm" svg:y1="14.95cm" svg:x2="19.15cm" svg:y2="14.95cm">
          <text:p/>
        </draw:line>
        <draw:line draw:style-name="gr7" draw:text-style-name="P1" draw:layer="layout" svg:x1="17.187cm" svg:y1="9.3cm" svg:x2="17.187cm" svg:y2="10.85cm">
          <text:p/>
        </draw:line>
        <draw:line draw:style-name="gr7" draw:text-style-name="P1" draw:layer="layout" svg:x1="14.486cm" svg:y1="9.299cm" svg:x2="14.486cm" svg:y2="10.849cm">
          <text:p/>
        </draw:line>
        <draw:line draw:style-name="gr7" draw:text-style-name="P1" draw:layer="layout" svg:x1="11.985cm" svg:y1="9.298cm" svg:x2="11.985cm" svg:y2="10.848cm">
          <text:p/>
        </draw:line>
        <draw:line draw:style-name="gr7" draw:text-style-name="P1" draw:layer="layout" svg:x1="9.483cm" svg:y1="9.296cm" svg:x2="9.483cm" svg:y2="10.846cm">
          <text:p/>
        </draw:line>
        <draw:line draw:style-name="gr7" draw:text-style-name="P1" draw:layer="layout" svg:x1="7.182cm" svg:y1="9.295cm" svg:x2="7.182cm" svg:y2="10.845cm">
          <text:p/>
        </draw:line>
        <draw:line draw:style-name="gr7" draw:text-style-name="P1" draw:layer="layout" svg:x1="5.981cm" svg:y1="9.294cm" svg:x2="5.981cm" svg:y2="10.844cm">
          <text:p/>
        </draw:line>
        <draw:line draw:style-name="gr7" draw:text-style-name="P1" draw:layer="layout" svg:x1="6.48cm" svg:y1="10.893cm" svg:x2="6.48cm" svg:y2="12.443cm">
          <text:p/>
        </draw:line>
        <draw:line draw:style-name="gr7" draw:text-style-name="P1" draw:layer="layout" svg:x1="7.779cm" svg:y1="10.892cm" svg:x2="7.779cm" svg:y2="12.442cm">
          <text:p/>
        </draw:line>
        <draw:line draw:style-name="gr7" draw:text-style-name="P1" draw:layer="layout" svg:x1="10.878cm" svg:y1="10.891cm" svg:x2="10.878cm" svg:y2="12.441cm">
          <text:p/>
        </draw:line>
        <draw:line draw:style-name="gr7" draw:text-style-name="P1" draw:layer="layout" svg:x1="13.777cm" svg:y1="10.89cm" svg:x2="13.777cm" svg:y2="12.44cm">
          <text:p/>
        </draw:line>
        <draw:line draw:style-name="gr7" draw:text-style-name="P1" draw:layer="layout" svg:x1="17.876cm" svg:y1="10.889cm" svg:x2="17.876cm" svg:y2="12.439cm">
          <text:p/>
        </draw:line>
        <draw:line draw:style-name="gr7" draw:text-style-name="P1" draw:layer="layout" svg:x1="5.479cm" svg:y1="12.492cm" svg:x2="5.479cm" svg:y2="14.042cm">
          <text:p/>
        </draw:line>
        <draw:line draw:style-name="gr7" draw:text-style-name="P1" draw:layer="layout" svg:x1="6.278cm" svg:y1="12.491cm" svg:x2="6.278cm" svg:y2="14.041cm">
          <text:p/>
        </draw:line>
        <draw:line draw:style-name="gr7" draw:text-style-name="P1" draw:layer="layout" svg:x1="6.977cm" svg:y1="12.49cm" svg:x2="6.977cm" svg:y2="14.04cm">
          <text:p/>
        </draw:line>
        <draw:line draw:style-name="gr7" draw:text-style-name="P1" draw:layer="layout" svg:x1="7.376cm" svg:y1="12.489cm" svg:x2="7.376cm" svg:y2="14.039cm">
          <text:p/>
        </draw:line>
        <draw:line draw:style-name="gr7" draw:text-style-name="P1" draw:layer="layout" svg:x1="7.675cm" svg:y1="12.488cm" svg:x2="7.675cm" svg:y2="14.038cm">
          <text:p/>
        </draw:line>
        <draw:line draw:style-name="gr7" draw:text-style-name="P1" draw:layer="layout" svg:x1="8.474cm" svg:y1="12.487cm" svg:x2="8.474cm" svg:y2="14.037cm">
          <text:p/>
        </draw:line>
        <draw:line draw:style-name="gr7" draw:text-style-name="P1" draw:layer="layout" svg:x1="9.973cm" svg:y1="12.486cm" svg:x2="9.973cm" svg:y2="14.036cm">
          <text:p/>
        </draw:line>
        <draw:line draw:style-name="gr7" draw:text-style-name="P1" draw:layer="layout" svg:x1="11.872cm" svg:y1="12.485cm" svg:x2="11.872cm" svg:y2="14.035cm">
          <text:p/>
        </draw:line>
        <draw:line draw:style-name="gr7" draw:text-style-name="P1" draw:layer="layout" svg:x1="14.571cm" svg:y1="12.484cm" svg:x2="14.571cm" svg:y2="14.034cm">
          <text:p/>
        </draw:line>
        <draw:line draw:style-name="gr7" draw:text-style-name="P1" draw:layer="layout" svg:x1="14.97cm" svg:y1="12.483cm" svg:x2="14.97cm" svg:y2="14.033cm">
          <text:p/>
        </draw:line>
        <draw:line draw:style-name="gr7" draw:text-style-name="P1" draw:layer="layout" svg:x1="15.269cm" svg:y1="12.482cm" svg:x2="15.269cm" svg:y2="14.032cm">
          <text:p/>
        </draw:line>
        <draw:line draw:style-name="gr7" draw:text-style-name="P1" draw:layer="layout" svg:x1="15.568cm" svg:y1="12.481cm" svg:x2="15.568cm" svg:y2="14.031cm">
          <text:p/>
        </draw:line>
        <draw:line draw:style-name="gr7" draw:text-style-name="P1" draw:layer="layout" svg:x1="15.867cm" svg:y1="12.48cm" svg:x2="15.867cm" svg:y2="14.03cm">
          <text:p/>
        </draw:line>
        <draw:line draw:style-name="gr7" draw:text-style-name="P1" draw:layer="layout" svg:x1="15.866cm" svg:y1="12.479cm" svg:x2="15.866cm" svg:y2="14.029cm">
          <text:p/>
        </draw:line>
        <draw:line draw:style-name="gr7" draw:text-style-name="P1" draw:layer="layout" svg:x1="16.765cm" svg:y1="12.478cm" svg:x2="16.765cm" svg:y2="14.028cm">
          <text:p/>
        </draw:line>
        <draw:line draw:style-name="gr7" draw:text-style-name="P1" draw:layer="layout" svg:x1="18.164cm" svg:y1="12.477cm" svg:x2="18.164cm" svg:y2="14.027cm">
          <text:p/>
        </draw:line>
        <draw:line draw:style-name="gr7" draw:text-style-name="P1" draw:layer="layout" svg:x1="17.186cm" svg:y1="14.099cm" svg:x2="17.186cm" svg:y2="15.649cm">
          <text:p/>
        </draw:line>
        <draw:line draw:style-name="gr7" draw:text-style-name="P1" draw:layer="layout" svg:x1="14.485cm" svg:y1="14.098cm" svg:x2="14.485cm" svg:y2="15.648cm">
          <text:p/>
        </draw:line>
        <draw:line draw:style-name="gr7" draw:text-style-name="P1" draw:layer="layout" svg:x1="11.382cm" svg:y1="14.095cm" svg:x2="11.382cm" svg:y2="15.645cm">
          <text:p/>
        </draw:line>
        <draw:line draw:style-name="gr7" draw:text-style-name="P1" draw:layer="layout" svg:x1="8.581cm" svg:y1="14.094cm" svg:x2="8.581cm" svg:y2="15.644cm">
          <text:p/>
        </draw:line>
        <draw:line draw:style-name="gr7" draw:text-style-name="P1" draw:layer="layout" svg:x1="5.98cm" svg:y1="14.093cm" svg:x2="5.98cm" svg:y2="15.643cm">
          <text:p/>
        </draw:line>
        <draw:line draw:style-name="gr7" draw:text-style-name="P1" draw:layer="layout" svg:x1="5.479cm" svg:y1="15.792cm" svg:x2="5.479cm" svg:y2="17.342cm">
          <text:p/>
        </draw:line>
        <draw:line draw:style-name="gr7" draw:text-style-name="P1" draw:layer="layout" svg:x1="6.478cm" svg:y1="15.791cm" svg:x2="6.478cm" svg:y2="17.341cm">
          <text:p/>
        </draw:line>
        <draw:line draw:style-name="gr7" draw:text-style-name="P1" draw:layer="layout" svg:x1="7.177cm" svg:y1="15.79cm" svg:x2="7.177cm" svg:y2="17.34cm">
          <text:p/>
        </draw:line>
        <draw:line draw:style-name="gr7" draw:text-style-name="P1" draw:layer="layout" svg:x1="7.376cm" svg:y1="15.789cm" svg:x2="7.376cm" svg:y2="17.339cm">
          <text:p/>
        </draw:line>
        <draw:line draw:style-name="gr7" draw:text-style-name="P1" draw:layer="layout" svg:x1="7.675cm" svg:y1="15.788cm" svg:x2="7.675cm" svg:y2="17.338cm">
          <text:p/>
        </draw:line>
        <draw:line draw:style-name="gr7" draw:text-style-name="P1" draw:layer="layout" svg:x1="7.874cm" svg:y1="15.787cm" svg:x2="7.874cm" svg:y2="17.337cm">
          <text:p/>
        </draw:line>
        <draw:line draw:style-name="gr7" draw:text-style-name="P1" draw:layer="layout" svg:x1="9.073cm" svg:y1="15.786cm" svg:x2="9.073cm" svg:y2="17.336cm">
          <text:p/>
        </draw:line>
        <draw:line draw:style-name="gr7" draw:text-style-name="P1" draw:layer="layout" svg:x1="12.072cm" svg:y1="15.785cm" svg:x2="12.072cm" svg:y2="17.335cm">
          <text:p/>
        </draw:line>
        <draw:line draw:style-name="gr7" draw:text-style-name="P1" draw:layer="layout" svg:x1="12.271cm" svg:y1="15.784cm" svg:x2="12.271cm" svg:y2="17.334cm">
          <text:p/>
        </draw:line>
        <draw:line draw:style-name="gr7" draw:text-style-name="P1" draw:layer="layout" svg:x1="14.17cm" svg:y1="15.783cm" svg:x2="14.17cm" svg:y2="17.333cm">
          <text:p/>
        </draw:line>
        <draw:line draw:style-name="gr7" draw:text-style-name="P1" draw:layer="layout" svg:x1="15.469cm" svg:y1="15.782cm" svg:x2="15.469cm" svg:y2="17.332cm">
          <text:p/>
        </draw:line>
        <draw:line draw:style-name="gr7" draw:text-style-name="P1" draw:layer="layout" svg:x1="15.668cm" svg:y1="15.781cm" svg:x2="15.668cm" svg:y2="17.331cm">
          <text:p/>
        </draw:line>
        <draw:line draw:style-name="gr7" draw:text-style-name="P1" draw:layer="layout" svg:x1="15.468cm" svg:y1="15.781cm" svg:x2="15.468cm" svg:y2="17.331cm">
          <text:p/>
        </draw:line>
        <draw:line draw:style-name="gr7" draw:text-style-name="P1" draw:layer="layout" svg:x1="15.867cm" svg:y1="15.78cm" svg:x2="15.867cm" svg:y2="17.33cm">
          <text:p/>
        </draw:line>
        <draw:line draw:style-name="gr7" draw:text-style-name="P1" draw:layer="layout" svg:x1="17.666cm" svg:y1="15.779cm" svg:x2="17.666cm" svg:y2="17.329cm">
          <text:p/>
        </draw:line>
        <draw:line draw:style-name="gr8" draw:text-style-name="P1" draw:layer="layout" svg:x1="4.825cm" svg:y1="12.511cm" svg:x2="19.126cm" svg:y2="12.512cm">
          <text:p/>
        </draw:line>
        <draw:line draw:style-name="gr6" draw:text-style-name="P1" draw:layer="layout" svg:x1="4.825cm" svg:y1="13.31cm" svg:x2="19.126cm" svg:y2="13.31cm">
          <text:p/>
        </draw:line>
        <draw:line draw:style-name="gr8" draw:text-style-name="P1" draw:layer="layout" svg:x1="4.801cm" svg:y1="10.887cm" svg:x2="19.102cm" svg:y2="10.888cm">
          <text:p/>
        </draw:line>
        <draw:line draw:style-name="gr8" draw:text-style-name="P1" draw:layer="layout" svg:x1="4.777cm" svg:y1="14.063cm" svg:x2="19.078cm" svg:y2="14.064cm">
          <text:p/>
        </draw:line>
        <draw:line draw:style-name="gr8" draw:text-style-name="P1" draw:layer="layout" svg:x1="4.753cm" svg:y1="15.739cm" svg:x2="19.054cm" svg:y2="15.74cm">
          <text:p/>
        </draw:line>
        <draw:line draw:style-name="gr8" draw:text-style-name="P1" draw:layer="layout" svg:x1="4.729cm" svg:y1="17.315cm" svg:x2="19.03cm" svg:y2="17.316cm">
          <text:p/>
        </draw:line>
        <draw:line draw:style-name="gr6" draw:text-style-name="P1" draw:layer="layout" svg:x1="4.825cm" svg:y1="16.61cm" svg:x2="19.126cm" svg:y2="16.61cm">
          <text:p/>
        </draw:line>
        <draw:line draw:style-name="gr8" draw:text-style-name="P1" draw:layer="layout" svg:x1="4.777cm" svg:y1="9.363cm" svg:x2="19.078cm" svg:y2="9.364cm">
          <text:p/>
        </draw:line>
        <draw:line draw:style-name="gr6" draw:text-style-name="P1" draw:layer="layout" svg:x1="4.825cm" svg:y1="10.111cm" svg:x2="19.126cm" svg:y2="10.11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line draw:style-name="gr1" draw:text-style-name="P1" draw:layer="layout" svg:x1="4.75cm" svg:y1="17.351cm" svg:x2="20.15cm" svg:y2="17.351cm">
          <text:p/>
        </draw:line>
        <draw:line draw:style-name="gr2" draw:text-style-name="P1" draw:layer="layout" svg:x1="4.8cm" svg:y1="17.351cm" svg:x2="4.85cm" svg:y2="8.551cm">
          <text:p/>
        </draw:line>
        <draw:line draw:style-name="gr9" draw:text-style-name="P1" draw:layer="layout" svg:x1="4.85cm" svg:y1="9.351cm" svg:x2="19.15cm" svg:y2="9.351cm">
          <text:p/>
        </draw:line>
        <draw:line draw:style-name="gr10" draw:text-style-name="P1" draw:layer="layout" svg:x1="4.849cm" svg:y1="10.95cm" svg:x2="19.15cm" svg:y2="10.951cm">
          <text:p/>
        </draw:line>
        <draw:line draw:style-name="gr10" draw:text-style-name="P1" draw:layer="layout" svg:x1="4.85cm" svg:y1="12.551cm" svg:x2="19.15cm" svg:y2="12.55cm">
          <text:p/>
        </draw:line>
        <draw:line draw:style-name="gr10" draw:text-style-name="P1" draw:layer="layout" svg:x1="4.849cm" svg:y1="14.15cm" svg:x2="19.15cm" svg:y2="14.15cm">
          <text:p/>
        </draw:line>
        <draw:line draw:style-name="gr10" draw:text-style-name="P1" draw:layer="layout" svg:x1="4.849cm" svg:y1="15.75cm" svg:x2="19.15cm" svg:y2="15.75cm">
          <text:p/>
        </draw:line>
        <draw:line draw:style-name="gr7" draw:text-style-name="P1" draw:layer="layout" svg:x1="6.554cm" svg:y1="15.767cm" svg:x2="6.554cm" svg:y2="17.317cm">
          <text:p/>
        </draw:line>
        <draw:line draw:style-name="gr7" draw:text-style-name="P1" draw:layer="layout" svg:x1="8.429cm" svg:y1="15.742cm" svg:x2="8.429cm" svg:y2="17.292cm">
          <text:p/>
        </draw:line>
        <draw:line draw:style-name="gr7" draw:text-style-name="P1" draw:layer="layout" svg:x1="12.181cm" svg:y1="15.75cm" svg:x2="12.181cm" svg:y2="17.351cm">
          <text:p/>
        </draw:line>
        <draw:line draw:style-name="gr7" draw:text-style-name="P1" draw:layer="layout" svg:x1="7.531cm" svg:y1="15.744cm" svg:x2="7.531cm" svg:y2="17.294cm">
          <text:p/>
        </draw:line>
        <draw:line draw:style-name="gr7" draw:text-style-name="P1" draw:layer="layout" svg:x1="8.881cm" svg:y1="15.794cm" svg:x2="8.881cm" svg:y2="17.344cm">
          <text:p/>
        </draw:line>
        <draw:line draw:style-name="gr7" draw:text-style-name="P1" draw:layer="layout" svg:x1="9.356cm" svg:y1="15.75cm" svg:x2="9.356cm" svg:y2="17.319cm">
          <text:p/>
        </draw:line>
        <draw:line draw:style-name="gr9" draw:text-style-name="P1" draw:layer="layout" svg:x1="4.825cm" svg:y1="10.026cm" svg:x2="19.125cm" svg:y2="10.026cm">
          <text:p/>
        </draw:line>
        <draw:line draw:style-name="gr7" draw:text-style-name="P1" draw:layer="layout" svg:x1="14.056cm" svg:y1="15.726cm" svg:x2="14.056cm" svg:y2="17.327cm">
          <text:p/>
        </draw:line>
        <draw:line draw:style-name="gr7" draw:text-style-name="P1" draw:layer="layout" svg:x1="10.256cm" svg:y1="15.726cm" svg:x2="10.256cm" svg:y2="17.327cm">
          <text:p/>
        </draw:line>
        <draw:line draw:style-name="gr7" draw:text-style-name="P1" draw:layer="layout" svg:x1="17.731cm" svg:y1="15.75cm" svg:x2="17.731cm" svg:y2="17.403cm">
          <text:p/>
        </draw:line>
        <draw:line draw:style-name="gr7" draw:text-style-name="P1" draw:layer="layout" svg:x1="7.956cm" svg:y1="15.726cm" svg:x2="7.956cm" svg:y2="17.327cm">
          <text:p/>
        </draw:line>
        <draw:line draw:style-name="gr6" draw:text-style-name="P1" draw:layer="layout" svg:x1="4.801cm" svg:y1="16.47cm" svg:x2="19.102cm" svg:y2="16.47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6-27T17:53:31</meta:creation-date>
    <dc:date>2016-06-27T18:23:51</dc:date>
    <dc:creator>Julien Dorval</dc:creator>
    <meta:editing-duration>PT14M</meta:editing-duration>
    <meta:editing-cycles>1</meta:editing-cycles>
    <meta:document-statistic meta:object-count="187"/>
    <meta:generator>LibreOffice/3.5$Linux_X86_64 LibreOffice_project/350m1$Build-2</meta:generator>
  </office:meta>
</office:document-meta>
</file>